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>
      <style:paragraph-properties fo:text-align="center" style:justify-single-word="false"/>
      <style:text-properties officeooo:paragraph-rsid="00173bf2"/>
    </style:style>
    <style:style style:name="T1" style:family="text">
      <style:text-properties officeooo:rsid="00173bf2"/>
    </style:style>
    <style:style style:name="T2" style:family="text">
      <style:text-properties style:text-underline-style="solid" style:text-underline-width="auto" style:text-underline-color="font-color" officeooo:rsid="00173b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2">CSS Quick Reference</text:span></text:span></text:p>
      <text:p text:style-name="Text_20_body"><text:span text:style-name="Strong_20_Emphasis"/></text:p>
      <text:p text:style-name="Text_20_body"><text:span text:style-name="Strong_20_Emphasis">Selectors:</text:span></text:p>
      <text:list text:style-name="L1">
        <text:list-item>
          <text:p text:style-name="P2">Used to target HTML elements for styling.</text:p>
        </text:list-item>
        <text:list-item>
          <text:p text:style-name="P1">Selectors include element selectors, class selectors (<text:span text:style-name="Source_20_Text">.classname</text:span>), ID selectors (<text:span text:style-name="Source_20_Text">#id</text:span>), attribute selectors (<text:span text:style-name="Source_20_Text">[attribute=value]</text:span>), and pseudo-classes (<text:span text:style-name="Source_20_Text">:hover</text:span>, <text:span text:style-name="Source_20_Text">:focus</text:span>, etc.).</text:p>
        </text:list-item>
      </text:list>
      <text:p text:style-name="Text_20_body"><text:span text:style-name="Strong_20_Emphasis">Properties:</text:span></text:p>
      <text:list text:style-name="L2">
        <text:list-item>
          <text:p text:style-name="P4">CSS properties define the visual appearance of HTML elements.</text:p>
        </text:list-item>
        <text:list-item>
          <text:p text:style-name="P3">Common properties include <text:span text:style-name="Source_20_Text">color</text:span>, <text:span text:style-name="Source_20_Text">font-size</text:span>, <text:span text:style-name="Source_20_Text">margin</text:span>, <text:span text:style-name="Source_20_Text">padding</text:span>, <text:span text:style-name="Source_20_Text">background-color</text:span>, <text:span text:style-name="Source_20_Text">border</text:span>, <text:span text:style-name="Source_20_Text">display</text:span>, <text:span text:style-name="Source_20_Text">position</text:span>, <text:span text:style-name="Source_20_Text">width</text:span>, <text:span text:style-name="Source_20_Text">height</text:span>.</text:p>
        </text:list-item>
      </text:list>
      <text:p text:style-name="Text_20_body"><text:span text:style-name="Strong_20_Emphasis">Values:</text:span></text:p>
      <text:list text:style-name="L3">
        <text:list-item>
          <text:p text:style-name="P6">Values are assigned to properties to specify the style.</text:p>
        </text:list-item>
        <text:list-item>
          <text:p text:style-name="P5">Examples of values include colors (<text:span text:style-name="Source_20_Text">#RRGGBB</text:span>, <text:span text:style-name="Source_20_Text">rgb()</text:span>, <text:span text:style-name="Source_20_Text">rgba()</text:span>), lengths (<text:span text:style-name="Source_20_Text">px</text:span>, <text:span text:style-name="Source_20_Text">em</text:span>, <text:span text:style-name="Source_20_Text">rem</text:span>), percentages, keywords (<text:span text:style-name="Source_20_Text">auto</text:span>, <text:span text:style-name="Source_20_Text">inherit</text:span>, <text:span text:style-name="Source_20_Text">initial</text:span>), and more.</text:p>
        </text:list-item>
      </text:list>
      <text:p text:style-name="Text_20_body"><text:span text:style-name="Strong_20_Emphasis">Box Model:</text:span></text:p>
      <text:list text:style-name="L4">
        <text:list-item>
          <text:p text:style-name="P8">Core concept defining how elements are laid out on the page.</text:p>
        </text:list-item>
        <text:list-item>
          <text:p text:style-name="P7">Includes content area, padding, border, and margin.</text:p>
        </text:list-item>
      </text:list>
      <text:p text:style-name="Text_20_body"><text:span text:style-name="Strong_20_Emphasis">Flexbox:</text:span></text:p>
      <text:list text:style-name="L5">
        <text:list-item>
          <text:p text:style-name="P10">Layout model for arranging elements in a flexible way.</text:p>
        </text:list-item>
        <text:list-item>
          <text:p text:style-name="P10">Main axis and cross axis determine the layout direction.</text:p>
        </text:list-item>
        <text:list-item>
          <text:p text:style-name="P9">Properties like <text:span text:style-name="Source_20_Text">flex-direction</text:span>, <text:span text:style-name="Source_20_Text">justify-content</text:span>, <text:span text:style-name="Source_20_Text">align-items</text:span> control the layout.</text:p>
        </text:list-item>
      </text:list>
      <text:p text:style-name="Text_20_body"><text:span text:style-name="Strong_20_Emphasis">Grid Layout:</text:span></text:p>
      <text:list text:style-name="L6">
        <text:list-item>
          <text:p text:style-name="P12">Two-dimensional layout system for arranging elements in rows and columns.</text:p>
        </text:list-item>
        <text:list-item>
          <text:p text:style-name="P11">Properties like <text:span text:style-name="Source_20_Text">grid-template-columns</text:span>, <text:span text:style-name="Source_20_Text">grid-template-rows</text:span>, <text:span text:style-name="Source_20_Text">grid-column</text:span>, <text:span text:style-name="Source_20_Text">grid-row</text:span> control the layout.</text:p>
        </text:list-item>
      </text:list>
      <text:p text:style-name="Text_20_body"><text:span text:style-name="Strong_20_Emphasis">Media Queries:</text:span></text:p>
      <text:list text:style-name="L7">
        <text:list-item>
          <text:p text:style-name="P14">Used for applying styles based on device characteristics like screen width, height, orientation, and resolution.</text:p>
        </text:list-item>
        <text:list-item>
          <text:p text:style-name="P13">Syntax includes <text:span text:style-name="Source_20_Text">@media</text:span> followed by the condition.</text:p>
        </text:list-item>
      </text:list>
      <text:p text:style-name="Text_20_body"><text:span text:style-name="Strong_20_Emphasis">Animations and Transitions:</text:span></text:p>
      <text:list text:style-name="L8">
        <text:list-item>
          <text:p text:style-name="P16">CSS allows animations and transitions to create dynamic effects.</text:p>
        </text:list-item>
        <text:list-item>
          <text:p text:style-name="P16"><text:span text:style-name="Source_20_Text">@keyframes</text:span> for defining animation sequences.</text:p>
        </text:list-item>
        <text:list-item>
          <text:p text:style-name="P15"><text:span text:style-name="Source_20_Text">transition</text:span> property for specifying transitions between states.</text:p>
        </text:list-item>
      </text:list>
      <text:p text:style-name="Text_20_body"><text:soft-page-break/><text:span text:style-name="Strong_20_Emphasis">Positioning:</text:span></text:p>
      <text:list text:style-name="L9">
        <text:list-item>
          <text:p text:style-name="P18">Defines how elements are positioned on the page.</text:p>
        </text:list-item>
        <text:list-item>
          <text:p text:style-name="P17">Values include <text:span text:style-name="Source_20_Text">static</text:span>, <text:span text:style-name="Source_20_Text">relative</text:span>, <text:span text:style-name="Source_20_Text">absolute</text:span>, <text:span text:style-name="Source_20_Text">fixed</text:span>, and <text:span text:style-name="Source_20_Text">sticky</text:span>.</text:p>
        </text:list-item>
      </text:list>
      <text:p text:style-name="Text_20_body"><text:span text:style-name="Strong_20_Emphasis">Responsive Design:</text:span></text:p>
      <text:list text:style-name="L10">
        <text:list-item>
          <text:p text:style-name="P20">Approach to web design that ensures optimal viewing experience across different devices and screen sizes.</text:p>
        </text:list-item>
        <text:list-item>
          <text:p text:style-name="P19">Techniques include fluid layouts, flexible images, and media queries.</text:p>
        </text:list-item>
      </text:list>
      <text:p text:style-name="Text_20_body"><text:span text:style-name="Strong_20_Emphasis">Selectors and Combinators:</text:span></text:p>
      <text:list text:style-name="L11">
        <text:list-item>
          <text:p text:style-name="P22">Selectors allow targeting specific elements or groups of elements.</text:p>
        </text:list-item>
        <text:list-item>
          <text:p text:style-name="P21">Combinators like descendant (<text:span text:style-name="Source_20_Text"> </text:span>), child (<text:span text:style-name="Source_20_Text">&gt;</text:span>), adjacent sibling (<text:span text:style-name="Source_20_Text">+</text:span>), and general sibling (<text:span text:style-name="Source_20_Text">~</text:span>) help refine selectors.</text:p>
        </text:list-item>
      </text:list>
      <text:p text:style-name="Text_20_body"><text:span text:style-name="Strong_20_Emphasis">Transforms and Transitions:</text:span></text:p>
      <text:list text:style-name="L12">
        <text:list-item>
          <text:p text:style-name="P24"><text:span text:style-name="Source_20_Text">transform</text:span> property for applying transformations like scaling, rotating, skewing, and translating elements.</text:p>
        </text:list-item>
        <text:list-item>
          <text:p text:style-name="P23"><text:span text:style-name="Source_20_Text">transition</text:span> property for defining how property changes should be animated over tim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6:35.261823659</meta:creation-date>
    <dc:date>2024-04-07T12:08:56.682380506</dc:date>
    <meta:editing-duration>PT4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39" meta:word-count="322" meta:character-count="2269" meta:non-whitespace-character-count="2012"/>
  </office:meta>
</office:document-meta>
</file>